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to Lógico JVM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arlos Joel</text:p>
            <text:p>Gabriel Ferreira Silva</text:p>
            <text:p>Gabriel Mesquita</text:p>
            <text:p>Leandro Bergmann</text:p>
            <text:p>Renato Rangel 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 Básic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Carregador de classe</text:p>
              </text:list-item>
              <text:list-item>
                <text:p>2. Memória</text:p>
              </text:list-item>
              <text:list-item>
                <text:p>3. Interpretad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ó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Área de Métodos</text:p>
              </text:list-item>
              <text:list-item>
                <text:p>Heap </text:p>
              </text:list-item>
              <text:list-item>
                <text:p>Pilha da JVM</text:p>
              </text:list-item>
              <text:list-item>
                <text:p>Registro de PC </text:p>
              </text:list-item>
              <text:list-item>
                <text:p>Pilha de Métodos Nativos – não faremos!</text:p>
                <text:p>* Pilha da JVM e registro de PC são um por thread. Como não implementaremos threads, serão somente um em nossa JV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m o endereço da próxima instrução a ser executada.</text:p>
                <text:list>
                  <text:list-item>
                    <text:p>No caso um indice para o array de bytes code (que está dentro da struct code_attribute)</text:p>
                  </text:list-item>
                </text:list>
              </text:list-item>
              <text:list-item>
                <text:p>Não há necessidade de usar uma ED para isso. Vcs concordam? </text:p>
              </text:list-item>
              <text:list-item>
                <text:p>Como inicializar o PC? </text:p>
                <text:list>
                  <text:list-item>
                    <text:p>Colocar ele na primeira instrução do programa a ser executado pela JV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o calcular o próximo valor do registro de PC?</text:p>
                <text:list>
                  <text:list-item>
                    <text:p>Caso 1: A instrução é a próxima do método corrente</text:p>
                  </text:list-item>
                  <text:list-item>
                    <text:p>Caso 2: A instrução está no método corrente, mas não é a próxima (ex: goto) </text:p>
                  </text:list-item>
                  <text:list-item>
                    <text:p>Caso 3: A instrução chama um método</text:p>
                  </text:list-item>
                  <text:list-item>
                    <text:p>Caso 4: A instrução retorna para um métod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1: Como calcular o próximo valor do registro PC quando a próxima instrução está no mesmo método e é a que é mostrada logo a seguir no bytecode do código? </text:p>
              </text:list-item>
              <text:list-item>
                <text:p>Calculável facilmente sabendo o número de operandos da instrução atu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2: Como calcular o próximo valor do registro de PC quando a instrução está no frame corrente mas não é a mostrada imediatamente a seguir no bytecode do método (ex: goto)?</text:p>
              </text:list-item>
              <text:list-item>
                <text:p>Calculável sabendo o endereço atual e o desvio relativ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3: Como calcular o próximo valor do registro de PC quando a instrução atual invoca um novo método?</text:p>
              </text:list-item>
              <text:list-item>
                <text:p>O registro de PC tem então o valor da primeira instrução do novo método. Fácil de determina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4: Como calcular o próximo valor de PC quando se está na última instrução de um método e deve-se retornar para outro método? </text:p>
                <text:list>
                  <text:list-item>
                    <text:p>Não sei. Alguém tem algum palpite?</text:p>
                  </text:list-item>
                  <text:list-item>
                    <text:p>[EDIT] Pensei no seguinte: toda vez que chamamos um método antes de passar para o método chamado salva-se no frame do método chamador o endereço da próxima instrução. Dessa forma, quando voltamos ao método pode-se simplesmente colocar o valor de PC como sendo igual ao valor salvo no método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D a ser utilizada: pilha</text:p>
              </text:list-item>
              <text:list-item>
                <text:p>Trata-se de uma pilha de frames, onde cada frame é relativo a um método e contém array de variáveis locais, pilha de operandos e uma referência para a constant_pool</text:p>
              </text:list-item>
              <text:list-item>
                <text:p>Como desempilhar os frames, eles terão tamanho variável, né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rdagem 1: Cada frame possui apenas uma referência ao array de variáveis locais, uma referência a pilha de operandos e uma referência a constant pool. </text:p>
              </text:list-item>
              <text:list-item>
                <text:p>Frame tem tamanho fixo, facilita desalocar da pilha da JVM</text:p>
              </text:list-item>
              <text:list-item>
                <text:p>O tamanho do array de variáveis locais e da pilha de operandos é conhecido em tempo de compilação. Desalocar o espaço ocupado por eles também deve ser fác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rdagem 2: Cada frame possui um array de variáveis locais, uma pilha de operandos e uma referência a constant pool. </text:p>
              </text:list-item>
              <text:list-item>
                <text:p>Frame tem tamanho variável, como desalocar da pilha da JVM? </text:p>
              </text:list-item>
              <text:list-item>
                <text:p>Eu prefiro a abordagem 1, o que vcs acha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saber quando desalocar um frame?</text:p>
              </text:list-item>
              <text:list-item>
                <text:p>É quando o método encerra. Mas como saber quando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Área de 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ém informação sobre os métodos e os fields, além da run-time constant pool </text:p>
              </text:list-item>
              <text:list-item>
                <text:p>Abordagem 1: pensei em representarmos usando uma lista encadeada, em que cada elemento da lista guardaria os métodos, os fields e a run-time constant pool de uma classe particular. O que vcs acha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Área de 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la abordagem 1, determinar se uma classe está carregada ou não é simples: basta iterar pela lista de métodos, checando se o elemento atual corresponde a classe que estamos querendo saber se está carregada ou n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Área de 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 como determinar se um elemento da lista de métodos corresponde a uma determinada classe?</text:p>
              </text:list-item>
              <text:list-item>
                <text:p>A partir do atributo this_class do elemento atual descobrimos o nome da classe. Em seguida, comparamos o nome da classe representada pelo elemento com o nome da classe que desejamos saber se está carregada ou n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a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Área onde ficam os objetos criados</text:p>
              </text:list-item>
              <text:list-item>
                <text:p>Como organizar o heap? </text:p>
              </text:list-item>
              <text:list-item>
                <text:p>Como cada objeto será representado? </text:p>
              </text:list-item>
              <text:list-item>
                <text:p>Como saber quando alocar ou desalocar um objeto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ap</text:p>
          </draw:text-box>
        </draw:frame>
        <draw:frame presentation:style-name="pr4" draw:layer="layout" svg:width="25.199cm" svg:height="12.179cm" svg:x="1.27cm" svg:y="5.093cm" presentation:class="outline" presentation:user-transformed="true">
          <draw:text-box>
            <text:list text:style-name="L2">
              <text:list-item>
                <text:p>Sugestão de ED a ser utilizada: lista</text:p>
                <text:list>
                  <text:list-item>
                    <text:p>Pessoal, estou colocando lista como ED pq elas são simples de implementar e não estamos preocupados com performance. Mas se vcs acham que tem algo + fácil fiquem a vontade para fal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a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 cada elemento da lista o que seria?</text:p>
              </text:list-item>
              <text:list-item>
                <text:p>Minha sugestão, que vi na Internet de como fazer, é cada elemento ser uma referência a uma estrutura que contém: </text:p>
                <text:list>
                  <text:list-item>
                    <text:p>Uma referência a informações da classe do objeto </text:p>
                  </text:list-item>
                  <text:list-item>
                    <text:p>Uma referência a uma estrutura que contém os valores das variáveis de instância do objet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a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o fazer para levar em conta variáveis de instância de um objeto que não são de sua classe, mas sim de uma superclasse?</text:p>
                <text:list>
                  <text:list-item>
                    <text:p>Vamos subindo na hierarquia e procurando, podemos fazer isso já que sabemos a superclasse (essa informação está na constant pool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regador de Cla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rrega</text:p>
              </text:list-item>
              <text:list-item>
                <text:p>Liga</text:p>
                <text:list>
                  <text:list-item>
                    <text:p>Verifica</text:p>
                  </text:list-item>
                  <text:list-item>
                    <text:p>Prepara</text:p>
                  </text:list-item>
                  <text:list-item>
                    <text:p>Resolve</text:p>
                  </text:list-item>
                </text:list>
              </text:list-item>
              <text:list-item>
                <text:p>Inicializ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regador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bemos como verificar se uma classe foi carregada ou não na memória</text:p>
              </text:list-item>
              <text:list-item>
                <text:p>Mas como carregar uma classe na memória?</text:p>
              </text:list-item>
              <text:list-item>
                <text:p>Basta ler o .class e salvar as informações na área de métodos. </text:p>
                <text:list>
                  <text:list-item>
                    <text:p>Como já fizemos o leitor, esse passo deve ser fác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Lê instrução</text:p>
              </text:list-item>
              <text:list-item>
                <text:p>2. Executa instrução</text:p>
              </text:list-item>
              <text:list-item>
                <text:p>3. Vai para a próxima instruç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saber qual a próxima instrução?</text:p>
              </text:list-item>
              <text:list-item>
                <text:p>Pelo valor no registro de P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uxo de Execução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ebe-se o nome do programa a ser executado. </text:p>
              </text:list-item>
              <text:list-item>
                <text:p>Lê o .class </text:p>
              </text:list-item>
              <text:list-item>
                <text:p>Executa o método &lt;init&gt; seguido do método main da classe. Toda execucao é feita a partir daí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fazer quando for executar código de Object.class ou de PrintStream.class? Afinal onde eles ficam no computador varia...</text:p>
              </text:list-item>
              <text:list-item>
                <text:p>Colocar eles em uma pasta de .class e acessar a partir dessa pasta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começar o programa?</text:p>
              </text:list-item>
              <text:list-item>
                <text:p>Recebe o nome do arquivo a ser executado pelo usuário. Em seguida, abre o .class e executa o método &lt;init&gt; seguido do método main da classe. Toda a execucao é ditada a partir daí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 - Ladei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ais ED's serão usadas no class loader?</text:p>
              </text:list-item>
              <text:list-item>
                <text:p>Como o interpretador funciona?</text:p>
              </text:list-item>
              <text:list-item>
                <text:p>Como carregar inicialmente? E se aparecer algo não carregado?</text:p>
              </text:list-item>
              <text:list-item>
                <text:p>Como desempilhar os frames (já que eles tem tamanho variável)?</text:p>
              </text:list-item>
              <text:list-item>
                <text:p>Como vai ser a pilha, se o frame tem tamanho variáve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-Ladei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garantir que o tipo do argumento de uma instrução está correto?</text:p>
              </text:list-item>
              <text:list-item>
                <text:p>Qual o layout da área de método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20:43:48.039995135</meta:creation-date>
    <dc:date>2016-06-04T10:52:13.994928468</dc:date>
    <meta:editing-duration>PT19H27M43S</meta:editing-duration>
    <meta:editing-cycles>9</meta:editing-cycles>
    <meta:generator>LibreOffice/4.2.8.2$Linux_X86_64 LibreOffice_project/420m0$Build-2</meta:generator>
    <meta:document-statistic meta:object-count="137"/>
  </office:meta>
</office:document-meta>
</file>